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2" style:family="paragraph">
      <style:paragraph-properties fo:text-align="center"/>
      <style:text-properties fo:font-family="'Palatino Linotype'" style:font-style-name="Standard" style:font-family-generic="roman" style:font-pitch="variable" fo:font-size="13pt" style:font-size-asian="18pt" style:font-size-complex="18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g>
          <draw:rect draw:style-name="gr1" draw:text-style-name="P1" draw:layer="layout" svg:width="3.629cm" svg:height="0.837cm" svg:x="8.845cm" svg:y="13.5cm">
            <text:p text:style-name="P1">Mixer</text:p>
          </draw:rect>
          <draw:custom-shape draw:style-name="gr2" draw:text-style-name="P2" draw:layer="layout" svg:width="0.558cm" svg:height="0.558cm" svg:x="8.148cm" svg:y="13.64cm">
            <text:p/>
            <draw:enhanced-geometry svg:viewBox="0 0 21600 21600" draw:glue-points="10800 0 3160 3160 0 10800 3160 18440 10800 21600 18440 18440 21600 10800 18440 3160" draw:text-areas="3100 3100 18500 18500" draw:type="flowchart-summing-junction" draw:enhanced-path="U 10800 10800 10800 10800 0 23592960 Z N M 3100 3100 L 18500 18500 N M 3100 18500 L 18500 3100 N"/>
          </draw:custom-shape>
          <draw:rect draw:style-name="gr3" draw:text-style-name="P2" draw:layer="layout" svg:width="0.837cm" svg:height="0.837cm" svg:x="8.008cm" svg:y="13.5cm">
            <text:p/>
          </draw:rect>
        </draw:g>
        <draw:g>
          <draw:rect draw:style-name="gr1" draw:text-style-name="P1" draw:layer="layout" svg:width="3.629cm" svg:height="0.838cm" svg:x="8.837cm" svg:y="14.343cm">
            <text:p text:style-name="P1">Konferenzserver</text:p>
          </draw:rect>
          <draw:custom-shape draw:style-name="gr2" draw:text-style-name="P2" draw:layer="layout" svg:width="0.558cm" svg:height="0.558cm" svg:x="8.14cm" svg:y="14.483cm">
            <text:p/>
            <draw:enhanced-geometry svg:viewBox="0 0 21600 21600" draw:glue-points="10800 0 10800 10800 10800 21600" draw:text-areas="5400 5400 16200 16200" draw:type="flowchart-collate" draw:enhanced-path="M 0 0 L 21600 21600 0 21600 21600 0 0 0 Z N"/>
          </draw:custom-shape>
          <draw:rect draw:style-name="gr3" draw:text-style-name="P2" draw:layer="layout" svg:width="0.837cm" svg:height="0.838cm" svg:x="8cm" svg:y="14.343cm">
            <text:p/>
          </draw:rect>
        </draw:g>
        <draw:g draw:id="id2">
          <draw:rect draw:style-name="gr1" draw:text-style-name="P1" draw:layer="layout" svg:width="3.629cm" svg:height="0.837cm" svg:x="1.571cm" svg:y="20.163cm">
            <text:p text:style-name="P1">Teilnehmer</text:p>
          </draw:rect>
          <draw:rect draw:style-name="gr3" draw:text-style-name="P2" draw:layer="layout" svg:width="0.837cm" svg:height="0.837cm" svg:x="0.734cm" svg:y="20.163cm">
            <text:p/>
          </draw:rect>
          <draw:custom-shape draw:style-name="gr2" draw:text-style-name="P2" draw:layer="layout" svg:width="0.558cm" svg:height="0.558cm" svg:x="0.874cm" svg:y="20.302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 draw:id="id5">
          <draw:rect draw:style-name="gr1" draw:text-style-name="P1" draw:layer="layout" svg:width="3.629cm" svg:height="0.837cm" svg:x="16.537cm" svg:y="20.163cm">
            <text:p text:style-name="P1">Teilnehmer</text:p>
          </draw:rect>
          <draw:rect draw:style-name="gr3" draw:text-style-name="P2" draw:layer="layout" svg:width="0.837cm" svg:height="0.837cm" svg:x="15.7cm" svg:y="20.163cm">
            <text:p/>
          </draw:rect>
          <draw:custom-shape draw:style-name="gr2" draw:text-style-name="P2" draw:layer="layout" svg:width="0.558cm" svg:height="0.558cm" svg:x="15.84cm" svg:y="20.302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 draw:id="id3">
          <draw:rect draw:style-name="gr1" draw:text-style-name="P1" draw:layer="layout" svg:width="3.629cm" svg:height="0.837cm" svg:x="6.571cm" svg:y="20.163cm">
            <text:p text:style-name="P1">Teilnehmer</text:p>
          </draw:rect>
          <draw:rect draw:style-name="gr3" draw:text-style-name="P2" draw:layer="layout" svg:width="0.837cm" svg:height="0.837cm" svg:x="5.734cm" svg:y="20.163cm">
            <text:p/>
          </draw:rect>
          <draw:custom-shape draw:style-name="gr2" draw:text-style-name="P2" draw:layer="layout" svg:width="0.558cm" svg:height="0.558cm" svg:x="5.874cm" svg:y="20.302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 draw:id="id4">
          <draw:rect draw:style-name="gr1" draw:text-style-name="P1" draw:layer="layout" svg:width="3.629cm" svg:height="0.837cm" svg:x="11.537cm" svg:y="20.163cm">
            <text:p text:style-name="P1">Teilnehmer</text:p>
          </draw:rect>
          <draw:rect draw:style-name="gr3" draw:text-style-name="P2" draw:layer="layout" svg:width="0.837cm" svg:height="0.837cm" svg:x="10.7cm" svg:y="20.163cm">
            <text:p/>
          </draw:rect>
          <draw:custom-shape draw:style-name="gr2" draw:text-style-name="P2" draw:layer="layout" svg:width="0.558cm" svg:height="0.558cm" svg:x="10.84cm" svg:y="20.302cm">
            <text:p/>
            <draw:enhanced-geometry svg:viewBox="0 0 21600 21600" draw:glue-points="10800 0 3160 3160 0 10800 3160 18440 10800 21600 18440 18440 21600 10800 18440 3160" draw:text-areas="3200 3200 18400 18400" draw:type="smiley" draw:modifiers="17520" draw:enhanced-path="U 10800 10800 10800 10800 0 23592960 Z N U 7305 7515 1165 1165 0 23592960 Z N U 14295 7515 1165 1165 0 23592960 Z N M 4870 ?f1 C 8680 ?f2 12920 ?f2 16730 ?f1 F N">
              <draw:equation draw:name="f0" draw:formula="$0 -15510"/>
              <draw:equation draw:name="f1" draw:formula="17520-?f0 "/>
              <draw:equation draw:name="f2" draw:formula="15510+?f0 "/>
              <draw:handle draw:handle-position="10800 $0" draw:handle-range-y-minimum="15510" draw:handle-range-y-maximum="17520"/>
            </draw:enhanced-geometry>
          </draw:custom-shape>
        </draw:g>
        <draw:g draw:id="id1">
          <draw:rect draw:style-name="gr1" draw:text-style-name="P1" draw:layer="layout" svg:width="3.629cm" svg:height="0.837cm" svg:x="8.845cm" svg:y="15.188cm">
            <text:p text:style-name="P1">Spieleserver</text:p>
          </draw:rect>
          <draw:custom-shape draw:style-name="gr2" draw:text-style-name="P2" draw:layer="layout" svg:width="0.558cm" svg:height="0.558cm" svg:x="8.148cm" svg:y="15.327cm">
            <text:p/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rect draw:style-name="gr3" draw:text-style-name="P2" draw:layer="layout" svg:width="0.837cm" svg:height="0.837cm" svg:x="8.008cm" svg:y="15.188cm">
            <text:p/>
          </draw:rect>
        </draw:g>
        <draw:connector draw:style-name="gr4" draw:text-style-name="P3" draw:layer="layout" svg:x1="10.241cm" svg:y1="16.025cm" svg:x2="2.967cm" svg:y2="20.163cm" draw:start-shape="id1" draw:start-glue-point="2" draw:end-shape="id2" draw:end-glue-point="0">
          <text:p/>
        </draw:connector>
        <draw:connector draw:style-name="gr4" draw:text-style-name="P3" draw:layer="layout" svg:x1="10.241cm" svg:y1="16.025cm" svg:x2="7.967cm" svg:y2="20.163cm" draw:start-shape="id1" draw:start-glue-point="2" draw:end-shape="id3">
          <text:p/>
        </draw:connector>
        <draw:connector draw:style-name="gr4" draw:text-style-name="P3" draw:layer="layout" svg:x1="10.241cm" svg:y1="16.025cm" svg:x2="12.933cm" svg:y2="20.163cm" draw:start-shape="id1" draw:start-glue-point="2" draw:end-shape="id4">
          <text:p/>
        </draw:connector>
        <draw:connector draw:style-name="gr4" draw:text-style-name="P3" draw:layer="layout" svg:x1="10.241cm" svg:y1="16.025cm" svg:x2="17.933cm" svg:y2="20.163cm" draw:start-shape="id1" draw:start-glue-point="2" draw:end-shape="id5">
          <text:p/>
        </draw:connector>
      </draw:page>
      <draw:page draw:name="page2" draw:style-name="dp1" draw:master-page-name="Standard">
        <office:forms form:automatic-focus="false" form:apply-design-mode="false"/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9$Build-9238</meta:generator>
    <meta:initial-creator>Thomas Plotkowiak</meta:initial-creator>
    <meta:creation-date>2008-05-06T08:54:57</meta:creation-date>
    <dc:creator>Thomas Plotkowiak</dc:creator>
    <dc:date>2008-05-06T09:24:23</dc:date>
    <meta:editing-cycles>2</meta:editing-cycles>
    <meta:editing-duration>PT7M0S</meta:editing-duration>
    <meta:user-defined meta:name="Info 1"/>
    <meta:user-defined meta:name="Info 2"/>
    <meta:user-defined meta:name="Info 3"/>
    <meta:user-defined meta:name="Info 4"/>
    <meta:document-statistic meta:object-count="32"/>
  </office:meta>
</office:document-meta>
</file>